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21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(x1000 y1000 id15 hd0.1 ip0.5 ss0.5)" table:style-name="ta1">
        <table:shapes>
          <draw:frame draw:z-index="0" draw:style-name="gr1" draw:text-style-name="P1" svg:width="742.68pt" svg:height="468.34pt" svg:x="622.94pt" svg:y="6.01pt">
            <draw:object draw:notify-on-update-of-ranges="'(x1000 y1000 id15 hd0.1 ip0.5 ss0.5)'.A2:'(x1000 y1000 id15 hd0.1 ip0.5 ss0.5)'.A198 '(x1000 y1000 id15 hd0.1 ip0.5 ss0.5)'.B1:'(x1000 y1000 id15 hd0.1 ip0.5 ss0.5)'.B1 '(x1000 y1000 id15 hd0.1 ip0.5 ss0.5)'.B2:'(x1000 y1000 id15 hd0.1 ip0.5 ss0.5)'.B198 '(x1000 y1000 id15 hd0.1 ip0.5 ss0.5)'.A2:'(x1000 y1000 id15 hd0.1 ip0.5 ss0.5)'.A198 '(x1000 y1000 id15 hd0.1 ip0.5 ss0.5)'.C1:'(x1000 y1000 id15 hd0.1 ip0.5 ss0.5)'.C1 '(x1000 y1000 id15 hd0.1 ip0.5 ss0.5)'.C2:'(x1000 y1000 id15 hd0.1 ip0.5 ss0.5)'.C198 '(x1000 y1000 id15 hd0.1 ip0.5 ss0.5)'.A2:'(x1000 y1000 id15 hd0.1 ip0.5 ss0.5)'.A198 '(x1000 y1000 id15 hd0.1 ip0.5 ss0.5)'.D1:'(x1000 y1000 id15 hd0.1 ip0.5 ss0.5)'.D1 '(x1000 y1000 id15 hd0.1 ip0.5 ss0.5)'.D2:'(x1000 y1000 id15 hd0.1 ip0.5 ss0.5)'.D198 '(x1000 y1000 id15 hd0.1 ip0.5 ss0.5)'.A2:'(x1000 y1000 id15 hd0.1 ip0.5 ss0.5)'.A198 '(x1000 y1000 id15 hd0.1 ip0.5 ss0.5)'.E1:'(x1000 y1000 id15 hd0.1 ip0.5 ss0.5)'.E1 '(x1000 y1000 id15 hd0.1 ip0.5 ss0.5)'.E2:'(x1000 y1000 id15 hd0.1 ip0.5 ss0.5)'.E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cicle</text:p>
          </table:table-cell>
          <table:table-cell office:value-type="string" calcext:value-type="string">
            <text:p><text:s/>susceptible0.5</text:p>
          </table:table-cell>
          <table:table-cell office:value-type="string" calcext:value-type="string">
            <text:p><text:s/>infected (x1000 y1000 id15 hd0.1 ip0.5 ss0.5)</text:p>
          </table:table-cell>
          <table:table-cell office:value-type="string" calcext:value-type="string">
            <text:p><text:s/>susceptible0.6</text:p>
          </table:table-cell>
          <table:table-cell office:value-type="string" calcext:value-type="string">
            <text:p><text:s/>infected (x1000 y1000 id15 hd0.1 ip0.5 ss0.6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998" calcext:value-type="float">
            <text:p>99998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998" calcext:value-type="float">
            <text:p>99998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98" calcext:value-type="float">
            <text:p>99998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98" calcext:value-type="float">
            <text:p>99998</text:p>
          </table:table-cell>
          <table:table-cell office:value-type="float" office:value="2" calcext:value-type="float">
            <text:p>2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996" calcext:value-type="float">
            <text:p>99996</text:p>
          </table:table-cell>
          <table:table-cell office:value-type="float" office:value="4" calcext:value-type="float">
            <text:p>4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94" calcext:value-type="float">
            <text:p>99994</text:p>
          </table:table-cell>
          <table:table-cell office:value-type="float" office:value="6" calcext:value-type="float">
            <text:p>6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993" calcext:value-type="float">
            <text:p>99993</text:p>
          </table:table-cell>
          <table:table-cell office:value-type="float" office:value="7" calcext:value-type="float">
            <text:p>7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90" calcext:value-type="float">
            <text:p>99990</text:p>
          </table:table-cell>
          <table:table-cell office:value-type="float" office:value="10" calcext:value-type="float">
            <text:p>10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989" calcext:value-type="float">
            <text:p>99989</text:p>
          </table:table-cell>
          <table:table-cell office:value-type="float" office:value="11" calcext:value-type="float">
            <text:p>11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986" calcext:value-type="float">
            <text:p>99986</text:p>
          </table:table-cell>
          <table:table-cell office:value-type="float" office:value="14" calcext:value-type="float">
            <text:p>14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985" calcext:value-type="float">
            <text:p>99985</text:p>
          </table:table-cell>
          <table:table-cell office:value-type="float" office:value="15" calcext:value-type="float">
            <text:p>15</text:p>
          </table:table-cell>
          <table:table-cell office:value-type="float" office:value="99999" calcext:value-type="float">
            <text:p>999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981" calcext:value-type="float">
            <text:p>99981</text:p>
          </table:table-cell>
          <table:table-cell office:value-type="float" office:value="18" calcext:value-type="float">
            <text:p>18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77" calcext:value-type="float">
            <text:p>99977</text:p>
          </table:table-cell>
          <table:table-cell office:value-type="float" office:value="22" calcext:value-type="float">
            <text:p>22</text:p>
          </table:table-cell>
          <table:table-cell office:value-type="float" office:value="99999" calcext:value-type="float">
            <text:p>999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969" calcext:value-type="float">
            <text:p>99969</text:p>
          </table:table-cell>
          <table:table-cell office:value-type="float" office:value="29" calcext:value-type="float">
            <text:p>29</text:p>
          </table:table-cell>
          <table:table-cell office:value-type="float" office:value="99998" calcext:value-type="float">
            <text:p>999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962" calcext:value-type="float">
            <text:p>99962</text:p>
          </table:table-cell>
          <table:table-cell office:value-type="float" office:value="36" calcext:value-type="float">
            <text:p>36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955" calcext:value-type="float">
            <text:p>99955</text:p>
          </table:table-cell>
          <table:table-cell office:value-type="float" office:value="43" calcext:value-type="float">
            <text:p>43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945" calcext:value-type="float">
            <text:p>99945</text:p>
          </table:table-cell>
          <table:table-cell office:value-type="float" office:value="53" calcext:value-type="float">
            <text:p>53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934" calcext:value-type="float">
            <text:p>99934</text:p>
          </table:table-cell>
          <table:table-cell office:value-type="float" office:value="63" calcext:value-type="float">
            <text:p>63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920" calcext:value-type="float">
            <text:p>99920</text:p>
          </table:table-cell>
          <table:table-cell office:value-type="float" office:value="75" calcext:value-type="float">
            <text:p>75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894" calcext:value-type="float">
            <text:p>99894</text:p>
          </table:table-cell>
          <table:table-cell office:value-type="float" office:value="100" calcext:value-type="float">
            <text:p>100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871" calcext:value-type="float">
            <text:p>99871</text:p>
          </table:table-cell>
          <table:table-cell office:value-type="float" office:value="122" calcext:value-type="float">
            <text:p>122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852" calcext:value-type="float">
            <text:p>99852</text:p>
          </table:table-cell>
          <table:table-cell office:value-type="float" office:value="138" calcext:value-type="float">
            <text:p>138</text:p>
          </table:table-cell>
          <table:table-cell office:value-type="float" office:value="99997" calcext:value-type="float">
            <text:p>9999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824" calcext:value-type="float">
            <text:p>99824</text:p>
          </table:table-cell>
          <table:table-cell office:value-type="float" office:value="163" calcext:value-type="float">
            <text:p>163</text:p>
          </table:table-cell>
          <table:table-cell office:value-type="float" office:value="99996" calcext:value-type="float">
            <text:p>99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785" calcext:value-type="float">
            <text:p>99785</text:p>
          </table:table-cell>
          <table:table-cell office:value-type="float" office:value="200" calcext:value-type="float">
            <text:p>200</text:p>
          </table:table-cell>
          <table:table-cell office:value-type="float" office:value="99996" calcext:value-type="float">
            <text:p>99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727" calcext:value-type="float">
            <text:p>99727</text:p>
          </table:table-cell>
          <table:table-cell office:value-type="float" office:value="256" calcext:value-type="float">
            <text:p>256</text:p>
          </table:table-cell>
          <table:table-cell office:value-type="float" office:value="99996" calcext:value-type="float">
            <text:p>99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671" calcext:value-type="float">
            <text:p>99671</text:p>
          </table:table-cell>
          <table:table-cell office:value-type="float" office:value="309" calcext:value-type="float">
            <text:p>309</text:p>
          </table:table-cell>
          <table:table-cell office:value-type="float" office:value="99996" calcext:value-type="float">
            <text:p>99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608" calcext:value-type="float">
            <text:p>99608</text:p>
          </table:table-cell>
          <table:table-cell office:value-type="float" office:value="365" calcext:value-type="float">
            <text:p>365</text:p>
          </table:table-cell>
          <table:table-cell office:value-type="float" office:value="99996" calcext:value-type="float">
            <text:p>9999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518" calcext:value-type="float">
            <text:p>99518</text:p>
          </table:table-cell>
          <table:table-cell office:value-type="float" office:value="448" calcext:value-type="float">
            <text:p>448</text:p>
          </table:table-cell>
          <table:table-cell office:value-type="float" office:value="99995" calcext:value-type="float">
            <text:p>999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403" calcext:value-type="float">
            <text:p>99403</text:p>
          </table:table-cell>
          <table:table-cell office:value-type="float" office:value="553" calcext:value-type="float">
            <text:p>553</text:p>
          </table:table-cell>
          <table:table-cell office:value-type="float" office:value="99993" calcext:value-type="float">
            <text:p>9999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286" calcext:value-type="float">
            <text:p>99286</text:p>
          </table:table-cell>
          <table:table-cell office:value-type="float" office:value="663" calcext:value-type="float">
            <text:p>663</text:p>
          </table:table-cell>
          <table:table-cell office:value-type="float" office:value="99991" calcext:value-type="float">
            <text:p>999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134" calcext:value-type="float">
            <text:p>99134</text:p>
          </table:table-cell>
          <table:table-cell office:value-type="float" office:value="804" calcext:value-type="float">
            <text:p>804</text:p>
          </table:table-cell>
          <table:table-cell office:value-type="float" office:value="99991" calcext:value-type="float">
            <text:p>999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917" calcext:value-type="float">
            <text:p>98917</text:p>
          </table:table-cell>
          <table:table-cell office:value-type="float" office:value="1011" calcext:value-type="float">
            <text:p>1011</text:p>
          </table:table-cell>
          <table:table-cell office:value-type="float" office:value="99991" calcext:value-type="float">
            <text:p>999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674" calcext:value-type="float">
            <text:p>98674</text:p>
          </table:table-cell>
          <table:table-cell office:value-type="float" office:value="1234" calcext:value-type="float">
            <text:p>1234</text:p>
          </table:table-cell>
          <table:table-cell office:value-type="float" office:value="99987" calcext:value-type="float">
            <text:p>9998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428" calcext:value-type="float">
            <text:p>98428</text:p>
          </table:table-cell>
          <table:table-cell office:value-type="float" office:value="1457" calcext:value-type="float">
            <text:p>1457</text:p>
          </table:table-cell>
          <table:table-cell office:value-type="float" office:value="99982" calcext:value-type="float">
            <text:p>99982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088" calcext:value-type="float">
            <text:p>98088</text:p>
          </table:table-cell>
          <table:table-cell office:value-type="float" office:value="1775" calcext:value-type="float">
            <text:p>1775</text:p>
          </table:table-cell>
          <table:table-cell office:value-type="float" office:value="99978" calcext:value-type="float">
            <text:p>9997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7707" calcext:value-type="float">
            <text:p>97707</text:p>
          </table:table-cell>
          <table:table-cell office:value-type="float" office:value="2128" calcext:value-type="float">
            <text:p>2128</text:p>
          </table:table-cell>
          <table:table-cell office:value-type="float" office:value="99976" calcext:value-type="float">
            <text:p>999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omma(C:C)</text:p>
          </table:table-cell>
          <table:table-cell table:style-name="ce1" table:formula="of:=SUM([.C$1:.C$1048576])" office:value-type="float" office:value="1349982" calcext:value-type="float">
            <text:p>1,349,982.00</text:p>
          </table:table-cell>
          <table:table-cell office:value-type="string" calcext:value-type="string">
            <text:p>in pratica sono gli integrali definiti delle funzioni che contano giorno per giorno I contagiati: il totale dei contagiati sommati giorno per gior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7251" calcext:value-type="float">
            <text:p>97251</text:p>
          </table:table-cell>
          <table:table-cell office:value-type="float" office:value="2559" calcext:value-type="float">
            <text:p>2559</text:p>
          </table:table-cell>
          <table:table-cell office:value-type="float" office:value="99971" calcext:value-type="float">
            <text:p>9997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omma(E:E)</text:p>
          </table:table-cell>
          <table:table-cell table:style-name="ce1" table:formula="of:=SUM([.E$1:.E$1048576])" office:value-type="float" office:value="1350074" calcext:value-type="float">
            <text:p>1,350,074.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635" calcext:value-type="float">
            <text:p>96635</text:p>
          </table:table-cell>
          <table:table-cell office:value-type="float" office:value="3122" calcext:value-type="float">
            <text:p>3122</text:p>
          </table:table-cell>
          <table:table-cell office:value-type="float" office:value="99968" calcext:value-type="float">
            <text:p>9996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ioe’ il numero di malati per numero di giorni non cambia, si deve in ogni caso raggiungere l’immunita’ di gregge la differenza la fa il come.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944" calcext:value-type="float">
            <text:p>95944</text:p>
          </table:table-cell>
          <table:table-cell office:value-type="float" office:value="3761" calcext:value-type="float">
            <text:p>3761</text:p>
          </table:table-cell>
          <table:table-cell office:value-type="float" office:value="99963" calcext:value-type="float">
            <text:p>9996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e si rimane sotto la disponibilita’ di terapia intensiva (ricoveri ospedalieri e possibilita’ di cure intensive) le vittime saranno molti meno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067" calcext:value-type="float">
            <text:p>95067</text:p>
          </table:table-cell>
          <table:table-cell office:value-type="float" office:value="4580" calcext:value-type="float">
            <text:p>4580</text:p>
          </table:table-cell>
          <table:table-cell office:value-type="float" office:value="99950" calcext:value-type="float">
            <text:p>9995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079" calcext:value-type="float">
            <text:p>94079</text:p>
          </table:table-cell>
          <table:table-cell office:value-type="float" office:value="5487" calcext:value-type="float">
            <text:p>5487</text:p>
          </table:table-cell>
          <table:table-cell office:value-type="float" office:value="99945" calcext:value-type="float">
            <text:p>9994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952" calcext:value-type="float">
            <text:p>92952</text:p>
          </table:table-cell>
          <table:table-cell office:value-type="float" office:value="6512" calcext:value-type="float">
            <text:p>6512</text:p>
          </table:table-cell>
          <table:table-cell office:value-type="float" office:value="99931" calcext:value-type="float">
            <text:p>9993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1533" calcext:value-type="float">
            <text:p>91533</text:p>
          </table:table-cell>
          <table:table-cell office:value-type="float" office:value="7826" calcext:value-type="float">
            <text:p>7826</text:p>
          </table:table-cell>
          <table:table-cell office:value-type="float" office:value="99919" calcext:value-type="float">
            <text:p>9991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026" calcext:value-type="float">
            <text:p>90026</text:p>
          </table:table-cell>
          <table:table-cell office:value-type="float" office:value="9182" calcext:value-type="float">
            <text:p>9182</text:p>
          </table:table-cell>
          <table:table-cell office:value-type="float" office:value="99907" calcext:value-type="float">
            <text:p>99907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112" calcext:value-type="float">
            <text:p>88112</text:p>
          </table:table-cell>
          <table:table-cell office:value-type="float" office:value="10919" calcext:value-type="float">
            <text:p>10919</text:p>
          </table:table-cell>
          <table:table-cell office:value-type="float" office:value="99894" calcext:value-type="float">
            <text:p>99894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5993" calcext:value-type="float">
            <text:p>85993</text:p>
          </table:table-cell>
          <table:table-cell office:value-type="float" office:value="12802" calcext:value-type="float">
            <text:p>12802</text:p>
          </table:table-cell>
          <table:table-cell office:value-type="float" office:value="99882" calcext:value-type="float">
            <text:p>99882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3417" calcext:value-type="float">
            <text:p>83417</text:p>
          </table:table-cell>
          <table:table-cell office:value-type="float" office:value="15138" calcext:value-type="float">
            <text:p>15138</text:p>
          </table:table-cell>
          <table:table-cell office:value-type="float" office:value="99857" calcext:value-type="float">
            <text:p>99857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547" calcext:value-type="float">
            <text:p>80547</text:p>
          </table:table-cell>
          <table:table-cell office:value-type="float" office:value="17720" calcext:value-type="float">
            <text:p>17720</text:p>
          </table:table-cell>
          <table:table-cell office:value-type="float" office:value="99841" calcext:value-type="float">
            <text:p>99841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343" calcext:value-type="float">
            <text:p>77343</text:p>
          </table:table-cell>
          <table:table-cell office:value-type="float" office:value="20557" calcext:value-type="float">
            <text:p>20557</text:p>
          </table:table-cell>
          <table:table-cell office:value-type="float" office:value="99810" calcext:value-type="float">
            <text:p>99810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728" calcext:value-type="float">
            <text:p>73728</text:p>
          </table:table-cell>
          <table:table-cell office:value-type="float" office:value="23773" calcext:value-type="float">
            <text:p>23773</text:p>
          </table:table-cell>
          <table:table-cell office:value-type="float" office:value="99775" calcext:value-type="float">
            <text:p>99775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780" calcext:value-type="float">
            <text:p>69780</text:p>
          </table:table-cell>
          <table:table-cell office:value-type="float" office:value="27155" calcext:value-type="float">
            <text:p>27155</text:p>
          </table:table-cell>
          <table:table-cell office:value-type="float" office:value="99741" calcext:value-type="float">
            <text:p>99741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589" calcext:value-type="float">
            <text:p>65589</text:p>
          </table:table-cell>
          <table:table-cell office:value-type="float" office:value="30699" calcext:value-type="float">
            <text:p>30699</text:p>
          </table:table-cell>
          <table:table-cell office:value-type="float" office:value="99701" calcext:value-type="float">
            <text:p>99701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1207" calcext:value-type="float">
            <text:p>61207</text:p>
          </table:table-cell>
          <table:table-cell office:value-type="float" office:value="34290" calcext:value-type="float">
            <text:p>34290</text:p>
          </table:table-cell>
          <table:table-cell office:value-type="float" office:value="99644" calcext:value-type="float">
            <text:p>99644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535" calcext:value-type="float">
            <text:p>56535</text:p>
          </table:table-cell>
          <table:table-cell office:value-type="float" office:value="38062" calcext:value-type="float">
            <text:p>38062</text:p>
          </table:table-cell>
          <table:table-cell office:value-type="float" office:value="99606" calcext:value-type="float">
            <text:p>99606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687" calcext:value-type="float">
            <text:p>51687</text:p>
          </table:table-cell>
          <table:table-cell office:value-type="float" office:value="41806" calcext:value-type="float">
            <text:p>41806</text:p>
          </table:table-cell>
          <table:table-cell office:value-type="float" office:value="99540" calcext:value-type="float">
            <text:p>99540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816" calcext:value-type="float">
            <text:p>46816</text:p>
          </table:table-cell>
          <table:table-cell office:value-type="float" office:value="45425" calcext:value-type="float">
            <text:p>45425</text:p>
          </table:table-cell>
          <table:table-cell office:value-type="float" office:value="99468" calcext:value-type="float">
            <text:p>99468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960" calcext:value-type="float">
            <text:p>41960</text:p>
          </table:table-cell>
          <table:table-cell office:value-type="float" office:value="48809" calcext:value-type="float">
            <text:p>48809</text:p>
          </table:table-cell>
          <table:table-cell office:value-type="float" office:value="99362" calcext:value-type="float">
            <text:p>99362</text:p>
          </table:table-cell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310" calcext:value-type="float">
            <text:p>37310</text:p>
          </table:table-cell>
          <table:table-cell office:value-type="float" office:value="51779" calcext:value-type="float">
            <text:p>51779</text:p>
          </table:table-cell>
          <table:table-cell office:value-type="float" office:value="99250" calcext:value-type="float">
            <text:p>99250</text:p>
          </table:table-cell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986" calcext:value-type="float">
            <text:p>32986</text:p>
          </table:table-cell>
          <table:table-cell office:value-type="float" office:value="54091" calcext:value-type="float">
            <text:p>54091</text:p>
          </table:table-cell>
          <table:table-cell office:value-type="float" office:value="99136" calcext:value-type="float">
            <text:p>99136</text:p>
          </table:table-cell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922" calcext:value-type="float">
            <text:p>28922</text:p>
          </table:table-cell>
          <table:table-cell office:value-type="float" office:value="55790" calcext:value-type="float">
            <text:p>55790</text:p>
          </table:table-cell>
          <table:table-cell office:value-type="float" office:value="99010" calcext:value-type="float">
            <text:p>99010</text:p>
          </table:table-cell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981" calcext:value-type="float">
            <text:p>24981</text:p>
          </table:table-cell>
          <table:table-cell office:value-type="float" office:value="57091" calcext:value-type="float">
            <text:p>57091</text:p>
          </table:table-cell>
          <table:table-cell office:value-type="float" office:value="98847" calcext:value-type="float">
            <text:p>98847</text:p>
          </table:table-cell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478" calcext:value-type="float">
            <text:p>21478</text:p>
          </table:table-cell>
          <table:table-cell office:value-type="float" office:value="57483" calcext:value-type="float">
            <text:p>57483</text:p>
          </table:table-cell>
          <table:table-cell office:value-type="float" office:value="98639" calcext:value-type="float">
            <text:p>98639</text:p>
          </table:table-cell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404" calcext:value-type="float">
            <text:p>18404</text:p>
          </table:table-cell>
          <table:table-cell office:value-type="float" office:value="57164" calcext:value-type="float">
            <text:p>57164</text:p>
          </table:table-cell>
          <table:table-cell office:value-type="float" office:value="98405" calcext:value-type="float">
            <text:p>98405</text:p>
          </table:table-cell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651" calcext:value-type="float">
            <text:p>15651</text:p>
          </table:table-cell>
          <table:table-cell office:value-type="float" office:value="56139" calcext:value-type="float">
            <text:p>56139</text:p>
          </table:table-cell>
          <table:table-cell office:value-type="float" office:value="98160" calcext:value-type="float">
            <text:p>98160</text:p>
          </table:table-cell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40" calcext:value-type="float">
            <text:p>13240</text:p>
          </table:table-cell>
          <table:table-cell office:value-type="float" office:value="54362" calcext:value-type="float">
            <text:p>54362</text:p>
          </table:table-cell>
          <table:table-cell office:value-type="float" office:value="97863" calcext:value-type="float">
            <text:p>97863</text:p>
          </table:table-cell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70" calcext:value-type="float">
            <text:p>11070</text:p>
          </table:table-cell>
          <table:table-cell office:value-type="float" office:value="52357" calcext:value-type="float">
            <text:p>52357</text:p>
          </table:table-cell>
          <table:table-cell office:value-type="float" office:value="97477" calcext:value-type="float">
            <text:p>97477</text:p>
          </table:table-cell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291" calcext:value-type="float">
            <text:p>9291</text:p>
          </table:table-cell>
          <table:table-cell office:value-type="float" office:value="49634" calcext:value-type="float">
            <text:p>49634</text:p>
          </table:table-cell>
          <table:table-cell office:value-type="float" office:value="97067" calcext:value-type="float">
            <text:p>97067</text:p>
          </table:table-cell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56" calcext:value-type="float">
            <text:p>7756</text:p>
          </table:table-cell>
          <table:table-cell office:value-type="float" office:value="46321" calcext:value-type="float">
            <text:p>46321</text:p>
          </table:table-cell>
          <table:table-cell office:value-type="float" office:value="96540" calcext:value-type="float">
            <text:p>96540</text:p>
          </table:table-cell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490" calcext:value-type="float">
            <text:p>6490</text:p>
          </table:table-cell>
          <table:table-cell office:value-type="float" office:value="42818" calcext:value-type="float">
            <text:p>42818</text:p>
          </table:table-cell>
          <table:table-cell office:value-type="float" office:value="96001" calcext:value-type="float">
            <text:p>96001</text:p>
          </table:table-cell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99" calcext:value-type="float">
            <text:p>5399</text:p>
          </table:table-cell>
          <table:table-cell office:value-type="float" office:value="38963" calcext:value-type="float">
            <text:p>38963</text:p>
          </table:table-cell>
          <table:table-cell office:value-type="float" office:value="95382" calcext:value-type="float">
            <text:p>95382</text:p>
          </table:table-cell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66" calcext:value-type="float">
            <text:p>4466</text:p>
          </table:table-cell>
          <table:table-cell office:value-type="float" office:value="35128" calcext:value-type="float">
            <text:p>35128</text:p>
          </table:table-cell>
          <table:table-cell office:value-type="float" office:value="94673" calcext:value-type="float">
            <text:p>94673</text:p>
          </table:table-cell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43" calcext:value-type="float">
            <text:p>3743</text:p>
          </table:table-cell>
          <table:table-cell office:value-type="float" office:value="31362" calcext:value-type="float">
            <text:p>31362</text:p>
          </table:table-cell>
          <table:table-cell office:value-type="float" office:value="93845" calcext:value-type="float">
            <text:p>93845</text:p>
          </table:table-cell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96" calcext:value-type="float">
            <text:p>3096</text:p>
          </table:table-cell>
          <table:table-cell office:value-type="float" office:value="27773" calcext:value-type="float">
            <text:p>27773</text:p>
          </table:table-cell>
          <table:table-cell office:value-type="float" office:value="92909" calcext:value-type="float">
            <text:p>92909</text:p>
          </table:table-cell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66" calcext:value-type="float">
            <text:p>2566</text:p>
          </table:table-cell>
          <table:table-cell office:value-type="float" office:value="24372" calcext:value-type="float">
            <text:p>24372</text:p>
          </table:table-cell>
          <table:table-cell office:value-type="float" office:value="91804" calcext:value-type="float">
            <text:p>91804</text:p>
          </table:table-cell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18" calcext:value-type="float">
            <text:p>2118</text:p>
          </table:table-cell>
          <table:table-cell office:value-type="float" office:value="21098" calcext:value-type="float">
            <text:p>21098</text:p>
          </table:table-cell>
          <table:table-cell office:value-type="float" office:value="90598" calcext:value-type="float">
            <text:p>90598</text:p>
          </table:table-cell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760" calcext:value-type="float">
            <text:p>1760</text:p>
          </table:table-cell>
          <table:table-cell office:value-type="float" office:value="18178" calcext:value-type="float">
            <text:p>18178</text:p>
          </table:table-cell>
          <table:table-cell office:value-type="float" office:value="89206" calcext:value-type="float">
            <text:p>89206</text:p>
          </table:table-cell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20" calcext:value-type="float">
            <text:p>1420</text:p>
          </table:table-cell>
          <table:table-cell office:value-type="float" office:value="15626" calcext:value-type="float">
            <text:p>15626</text:p>
          </table:table-cell>
          <table:table-cell office:value-type="float" office:value="87588" calcext:value-type="float">
            <text:p>87588</text:p>
          </table:table-cell>
          <table:table-cell office:value-type="float" office:value="10698" calcext:value-type="float">
            <text:p>1069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82" calcext:value-type="float">
            <text:p>1182</text:p>
          </table:table-cell>
          <table:table-cell office:value-type="float" office:value="13263" calcext:value-type="float">
            <text:p>13263</text:p>
          </table:table-cell>
          <table:table-cell office:value-type="float" office:value="85873" calcext:value-type="float">
            <text:p>85873</text:p>
          </table:table-cell>
          <table:table-cell office:value-type="float" office:value="12146" calcext:value-type="float">
            <text:p>1214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75" calcext:value-type="float">
            <text:p>975</text:p>
          </table:table-cell>
          <table:table-cell office:value-type="float" office:value="11195" calcext:value-type="float">
            <text:p>11195</text:p>
          </table:table-cell>
          <table:table-cell office:value-type="float" office:value="83897" calcext:value-type="float">
            <text:p>83897</text:p>
          </table:table-cell>
          <table:table-cell office:value-type="float" office:value="13764" calcext:value-type="float">
            <text:p>1376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7" calcext:value-type="float">
            <text:p>817</text:p>
          </table:table-cell>
          <table:table-cell office:value-type="float" office:value="9333" calcext:value-type="float">
            <text:p>9333</text:p>
          </table:table-cell>
          <table:table-cell office:value-type="float" office:value="81717" calcext:value-type="float">
            <text:p>81717</text:p>
          </table:table-cell>
          <table:table-cell office:value-type="float" office:value="15572" calcext:value-type="float">
            <text:p>1557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68" calcext:value-type="float">
            <text:p>668</text:p>
          </table:table-cell>
          <table:table-cell office:value-type="float" office:value="7849" calcext:value-type="float">
            <text:p>7849</text:p>
          </table:table-cell>
          <table:table-cell office:value-type="float" office:value="79271" calcext:value-type="float">
            <text:p>79271</text:p>
          </table:table-cell>
          <table:table-cell office:value-type="float" office:value="17529" calcext:value-type="float">
            <text:p>1752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7" calcext:value-type="float">
            <text:p>557</text:p>
          </table:table-cell>
          <table:table-cell office:value-type="float" office:value="6544" calcext:value-type="float">
            <text:p>6544</text:p>
          </table:table-cell>
          <table:table-cell office:value-type="float" office:value="76631" calcext:value-type="float">
            <text:p>76631</text:p>
          </table:table-cell>
          <table:table-cell office:value-type="float" office:value="19628" calcext:value-type="float">
            <text:p>19628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6" calcext:value-type="float">
            <text:p>456</text:p>
          </table:table-cell>
          <table:table-cell office:value-type="float" office:value="5479" calcext:value-type="float">
            <text:p>5479</text:p>
          </table:table-cell>
          <table:table-cell office:value-type="float" office:value="73774" calcext:value-type="float">
            <text:p>73774</text:p>
          </table:table-cell>
          <table:table-cell office:value-type="float" office:value="21933" calcext:value-type="float">
            <text:p>2193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2" calcext:value-type="float">
            <text:p>362</text:p>
          </table:table-cell>
          <table:table-cell office:value-type="float" office:value="4551" calcext:value-type="float">
            <text:p>4551</text:p>
          </table:table-cell>
          <table:table-cell office:value-type="float" office:value="70696" calcext:value-type="float">
            <text:p>70696</text:p>
          </table:table-cell>
          <table:table-cell office:value-type="float" office:value="24340" calcext:value-type="float">
            <text:p>2434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3800" calcext:value-type="float">
            <text:p>3800</text:p>
          </table:table-cell>
          <table:table-cell office:value-type="float" office:value="67351" calcext:value-type="float">
            <text:p>67351</text:p>
          </table:table-cell>
          <table:table-cell office:value-type="float" office:value="26912" calcext:value-type="float">
            <text:p>26912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2" calcext:value-type="float">
            <text:p>242</text:p>
          </table:table-cell>
          <table:table-cell office:value-type="float" office:value="3180" calcext:value-type="float">
            <text:p>3180</text:p>
          </table:table-cell>
          <table:table-cell office:value-type="float" office:value="63874" calcext:value-type="float">
            <text:p>63874</text:p>
          </table:table-cell>
          <table:table-cell office:value-type="float" office:value="29534" calcext:value-type="float">
            <text:p>29534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2614" calcext:value-type="float">
            <text:p>2614</text:p>
          </table:table-cell>
          <table:table-cell office:value-type="float" office:value="60224" calcext:value-type="float">
            <text:p>60224</text:p>
          </table:table-cell>
          <table:table-cell office:value-type="float" office:value="32127" calcext:value-type="float">
            <text:p>3212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office:value-type="float" office:value="2191" calcext:value-type="float">
            <text:p>2191</text:p>
          </table:table-cell>
          <table:table-cell office:value-type="float" office:value="56366" calcext:value-type="float">
            <text:p>56366</text:p>
          </table:table-cell>
          <table:table-cell office:value-type="float" office:value="34848" calcext:value-type="float">
            <text:p>3484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1817" calcext:value-type="float">
            <text:p>1817</text:p>
          </table:table-cell>
          <table:table-cell office:value-type="float" office:value="52468" calcext:value-type="float">
            <text:p>52468</text:p>
          </table:table-cell>
          <table:table-cell office:value-type="float" office:value="37470" calcext:value-type="float">
            <text:p>3747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489" calcext:value-type="float">
            <text:p>1489</text:p>
          </table:table-cell>
          <table:table-cell office:value-type="float" office:value="48572" calcext:value-type="float">
            <text:p>48572</text:p>
          </table:table-cell>
          <table:table-cell office:value-type="float" office:value="39843" calcext:value-type="float">
            <text:p>3984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217" calcext:value-type="float">
            <text:p>1217</text:p>
          </table:table-cell>
          <table:table-cell office:value-type="float" office:value="44712" calcext:value-type="float">
            <text:p>44712</text:p>
          </table:table-cell>
          <table:table-cell office:value-type="float" office:value="42056" calcext:value-type="float">
            <text:p>4205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1006" calcext:value-type="float">
            <text:p>1006</text:p>
          </table:table-cell>
          <table:table-cell office:value-type="float" office:value="40869" calcext:value-type="float">
            <text:p>40869</text:p>
          </table:table-cell>
          <table:table-cell office:value-type="float" office:value="44068" calcext:value-type="float">
            <text:p>44068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840" calcext:value-type="float">
            <text:p>840</text:p>
          </table:table-cell>
          <table:table-cell office:value-type="float" office:value="37035" calcext:value-type="float">
            <text:p>37035</text:p>
          </table:table-cell>
          <table:table-cell office:value-type="float" office:value="45789" calcext:value-type="float">
            <text:p>4578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701" calcext:value-type="float">
            <text:p>701</text:p>
          </table:table-cell>
          <table:table-cell office:value-type="float" office:value="33432" calcext:value-type="float">
            <text:p>33432</text:p>
          </table:table-cell>
          <table:table-cell office:value-type="float" office:value="47077" calcext:value-type="float">
            <text:p>4707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582" calcext:value-type="float">
            <text:p>582</text:p>
          </table:table-cell>
          <table:table-cell office:value-type="float" office:value="29947" calcext:value-type="float">
            <text:p>29947</text:p>
          </table:table-cell>
          <table:table-cell office:value-type="float" office:value="48069" calcext:value-type="float">
            <text:p>4806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471" calcext:value-type="float">
            <text:p>471</text:p>
          </table:table-cell>
          <table:table-cell office:value-type="float" office:value="26700" calcext:value-type="float">
            <text:p>26700</text:p>
          </table:table-cell>
          <table:table-cell office:value-type="float" office:value="48561" calcext:value-type="float">
            <text:p>4856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382" calcext:value-type="float">
            <text:p>382</text:p>
          </table:table-cell>
          <table:table-cell office:value-type="float" office:value="23840" calcext:value-type="float">
            <text:p>23840</text:p>
          </table:table-cell>
          <table:table-cell office:value-type="float" office:value="48420" calcext:value-type="float">
            <text:p>4842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office:value-type="float" office:value="21168" calcext:value-type="float">
            <text:p>21168</text:p>
          </table:table-cell>
          <table:table-cell office:value-type="float" office:value="47863" calcext:value-type="float">
            <text:p>47863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18673" calcext:value-type="float">
            <text:p>18673</text:p>
          </table:table-cell>
          <table:table-cell office:value-type="float" office:value="46924" calcext:value-type="float">
            <text:p>4692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16494" calcext:value-type="float">
            <text:p>16494</text:p>
          </table:table-cell>
          <table:table-cell office:value-type="float" office:value="45601" calcext:value-type="float">
            <text:p>4560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float" office:value="14449" calcext:value-type="float">
            <text:p>14449</text:p>
          </table:table-cell>
          <table:table-cell office:value-type="float" office:value="43873" calcext:value-type="float">
            <text:p>4387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2706" calcext:value-type="float">
            <text:p>12706</text:p>
          </table:table-cell>
          <table:table-cell office:value-type="float" office:value="41732" calcext:value-type="float">
            <text:p>41732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11115" calcext:value-type="float">
            <text:p>11115</text:p>
          </table:table-cell>
          <table:table-cell office:value-type="float" office:value="39422" calcext:value-type="float">
            <text:p>3942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9729" calcext:value-type="float">
            <text:p>9729</text:p>
          </table:table-cell>
          <table:table-cell office:value-type="float" office:value="36889" calcext:value-type="float">
            <text:p>3688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8465" calcext:value-type="float">
            <text:p>8465</text:p>
          </table:table-cell>
          <table:table-cell office:value-type="float" office:value="34282" calcext:value-type="float">
            <text:p>3428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7317" calcext:value-type="float">
            <text:p>7317</text:p>
          </table:table-cell>
          <table:table-cell office:value-type="float" office:value="31600" calcext:value-type="float">
            <text:p>3160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6302" calcext:value-type="float">
            <text:p>6302</text:p>
          </table:table-cell>
          <table:table-cell office:value-type="float" office:value="28854" calcext:value-type="float">
            <text:p>28854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430" calcext:value-type="float">
            <text:p>5430</text:p>
          </table:table-cell>
          <table:table-cell office:value-type="float" office:value="26249" calcext:value-type="float">
            <text:p>2624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688" calcext:value-type="float">
            <text:p>4688</text:p>
          </table:table-cell>
          <table:table-cell office:value-type="float" office:value="23634" calcext:value-type="float">
            <text:p>2363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26" calcext:value-type="float">
            <text:p>4026</text:p>
          </table:table-cell>
          <table:table-cell office:value-type="float" office:value="21221" calcext:value-type="float">
            <text:p>2122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432" calcext:value-type="float">
            <text:p>3432</text:p>
          </table:table-cell>
          <table:table-cell office:value-type="float" office:value="19075" calcext:value-type="float">
            <text:p>1907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957" calcext:value-type="float">
            <text:p>2957</text:p>
          </table:table-cell>
          <table:table-cell office:value-type="float" office:value="16919" calcext:value-type="float">
            <text:p>1691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45" calcext:value-type="float">
            <text:p>2545</text:p>
          </table:table-cell>
          <table:table-cell office:value-type="float" office:value="14993" calcext:value-type="float">
            <text:p>14993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66" calcext:value-type="float">
            <text:p>2166</text:p>
          </table:table-cell>
          <table:table-cell office:value-type="float" office:value="13288" calcext:value-type="float">
            <text:p>13288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95" calcext:value-type="float">
            <text:p>1895</text:p>
          </table:table-cell>
          <table:table-cell office:value-type="float" office:value="11663" calcext:value-type="float">
            <text:p>11663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35" calcext:value-type="float">
            <text:p>1635</text:p>
          </table:table-cell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15" calcext:value-type="float">
            <text:p>1415</text:p>
          </table:table-cell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09" calcext:value-type="float">
            <text:p>1209</text:p>
          </table:table-cell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31" calcext:value-type="float">
            <text:p>1031</text:p>
          </table:table-cell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81" calcext:value-type="float">
            <text:p>881</text:p>
          </table:table-cell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5" calcext:value-type="float">
            <text:p>755</text:p>
          </table:table-cell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51" calcext:value-type="float">
            <text:p>651</text:p>
          </table:table-cell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1" calcext:value-type="float">
            <text:p>561</text:p>
          </table:table-cell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1" calcext:value-type="float">
            <text:p>481</text:p>
          </table:table-cell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2:42:26.23818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12:56:21.769189487</dc:date>
    <meta:editing-duration>PT13M43S</meta:editing-duration>
    <meta:editing-cycles>3</meta:editing-cycles>
    <meta:generator>LibreOffice/6.0.7.3$Linux_X86_64 LibreOffice_project/00m0$Build-3</meta:generator>
    <meta:document-statistic meta:table-count="1" meta:cell-count="9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01cm" svg:height="16.523cm" xlink:href=".." xlink:type="simple" chart:class="chart:scatter" chart:style-name="ch1">
        <chart:legend svg:x="11.875cm" svg:y="0.77cm" style:legend-expansion="custom" chartooo:width="8.224cm" chartooo:height="2.092cm" style:legend-expansion-aspect-ratio="3.93116634799235" chart:style-name="ch2"/>
        <chart:plot-area chart:style-name="ch3" table:cell-range-address="'(x1000 y1000 id15 hd0.1 ip0.5 ss0.5)'.A2:'(x1000 y1000 id15 hd0.1 ip0.5 ss0.5)'.E198 '(x1000 y1000 id15 hd0.1 ip0.5 ss0.5)'.B1:'(x1000 y1000 id15 hd0.1 ip0.5 ss0.5)'.E1" chart:data-source-has-labels="row" svg:x="0.338cm" svg:y="0.329cm" svg:width="20.907cm" svg:height="15.862cm">
          <chartooo:coordinate-region svg:x="1.7cm" svg:y="0.528cm" svg:width="19.265cm" svg:height="15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(x1000 y1000 id15 hd0.1 ip0.5 ss0.5)'.B2:'(x1000 y1000 id15 hd0.1 ip0.5 ss0.5)'.B198" chart:label-cell-address="'(x1000 y1000 id15 hd0.1 ip0.5 ss0.5)'.B1:'(x1000 y1000 id15 hd0.1 ip0.5 ss0.5)'.B1" chart:class="chart:scatter">
            <chart:domain table:cell-range-address="'(x1000 y1000 id15 hd0.1 ip0.5 ss0.5)'.A2:'(x1000 y1000 id15 hd0.1 ip0.5 ss0.5)'.A198"/>
            <chart:data-point chart:repeated="197"/>
          </chart:series>
          <chart:series chart:style-name="ch7" chart:values-cell-range-address="'(x1000 y1000 id15 hd0.1 ip0.5 ss0.5)'.C2:'(x1000 y1000 id15 hd0.1 ip0.5 ss0.5)'.C198" chart:label-cell-address="'(x1000 y1000 id15 hd0.1 ip0.5 ss0.5)'.C1:'(x1000 y1000 id15 hd0.1 ip0.5 ss0.5)'.C1" chart:class="chart:scatter">
            <chart:data-point chart:repeated="197"/>
          </chart:series>
          <chart:series chart:style-name="ch8" chart:values-cell-range-address="'(x1000 y1000 id15 hd0.1 ip0.5 ss0.5)'.D2:'(x1000 y1000 id15 hd0.1 ip0.5 ss0.5)'.D198" chart:label-cell-address="'(x1000 y1000 id15 hd0.1 ip0.5 ss0.5)'.D1:'(x1000 y1000 id15 hd0.1 ip0.5 ss0.5)'.D1" chart:class="chart:scatter">
            <chart:data-point chart:repeated="197"/>
          </chart:series>
          <chart:series chart:style-name="ch9" chart:values-cell-range-address="'(x1000 y1000 id15 hd0.1 ip0.5 ss0.5)'.E2:'(x1000 y1000 id15 hd0.1 ip0.5 ss0.5)'.E198" chart:label-cell-address="'(x1000 y1000 id15 hd0.1 ip0.5 ss0.5)'.E1:'(x1000 y1000 id15 hd0.1 ip0.5 ss0.5)'.E1" chart:class="chart:scatter">
            <chart:data-point chart:repeated="19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usceptible0.5</text:p>
                <draw:g>
                  <svg:desc>'(x1000 y1000 id15 hd0.1 ip0.5 ss0.5)'.B1:'(x1000 y1000 id15 hd0.1 ip0.5 ss0.5)'.B1</svg:desc>
                </draw:g>
              </table:table-cell>
              <table:table-cell office:value-type="string">
                <text:p> infected (x1000 y1000 id15 hd0.1 ip0.5 ss0.5)</text:p>
                <draw:g>
                  <svg:desc>'(x1000 y1000 id15 hd0.1 ip0.5 ss0.5)'.C1:'(x1000 y1000 id15 hd0.1 ip0.5 ss0.5)'.C1</svg:desc>
                </draw:g>
              </table:table-cell>
              <table:table-cell office:value-type="string">
                <text:p> susceptible0.6</text:p>
                <draw:g>
                  <svg:desc>'(x1000 y1000 id15 hd0.1 ip0.5 ss0.5)'.D1:'(x1000 y1000 id15 hd0.1 ip0.5 ss0.5)'.D1</svg:desc>
                </draw:g>
              </table:table-cell>
              <table:table-cell office:value-type="string">
                <text:p> infected (x1000 y1000 id15 hd0.1 ip0.5 ss0.6)</text:p>
                <draw:g>
                  <svg:desc>'(x1000 y1000 id15 hd0.1 ip0.5 ss0.5)'.E1:'(x1000 y1000 id15 hd0.1 ip0.5 ss0.5)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(x1000 y1000 id15 hd0.1 ip0.5 ss0.5)'.A2:'(x1000 y1000 id15 hd0.1 ip0.5 ss0.5)'.A198</svg:desc>
                </draw:g>
              </table:table-cell>
              <table:table-cell office:value-type="float" office:value="99999">
                <text:p>99999</text:p>
                <draw:g>
                  <svg:desc>'(x1000 y1000 id15 hd0.1 ip0.5 ss0.5)'.B2:'(x1000 y1000 id15 hd0.1 ip0.5 ss0.5)'.B198</svg:desc>
                </draw:g>
              </table:table-cell>
              <table:table-cell office:value-type="float" office:value="1">
                <text:p>1</text:p>
                <draw:g>
                  <svg:desc>'(x1000 y1000 id15 hd0.1 ip0.5 ss0.5)'.C2:'(x1000 y1000 id15 hd0.1 ip0.5 ss0.5)'.C198</svg:desc>
                </draw:g>
              </table:table-cell>
              <table:table-cell office:value-type="float" office:value="99999">
                <text:p>99999</text:p>
                <draw:g>
                  <svg:desc>'(x1000 y1000 id15 hd0.1 ip0.5 ss0.5)'.D2:'(x1000 y1000 id15 hd0.1 ip0.5 ss0.5)'.D198</svg:desc>
                </draw:g>
              </table:table-cell>
              <table:table-cell office:value-type="float" office:value="1">
                <text:p>1</text:p>
                <draw:g>
                  <svg:desc>'(x1000 y1000 id15 hd0.1 ip0.5 ss0.5)'.E2:'(x1000 y1000 id15 hd0.1 ip0.5 ss0.5)'.E1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998">
                <text:p>99998</text:p>
              </table:table-cell>
              <table:table-cell office:value-type="float" office:value="2">
                <text:p>2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998">
                <text:p>99998</text:p>
              </table:table-cell>
              <table:table-cell office:value-type="float" office:value="2">
                <text:p>2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9998">
                <text:p>99998</text:p>
              </table:table-cell>
              <table:table-cell office:value-type="float" office:value="2">
                <text:p>2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9998">
                <text:p>99998</text:p>
              </table:table-cell>
              <table:table-cell office:value-type="float" office:value="2">
                <text:p>2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996">
                <text:p>99996</text:p>
              </table:table-cell>
              <table:table-cell office:value-type="float" office:value="4">
                <text:p>4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9994">
                <text:p>99994</text:p>
              </table:table-cell>
              <table:table-cell office:value-type="float" office:value="6">
                <text:p>6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993">
                <text:p>99993</text:p>
              </table:table-cell>
              <table:table-cell office:value-type="float" office:value="7">
                <text:p>7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9990">
                <text:p>99990</text:p>
              </table:table-cell>
              <table:table-cell office:value-type="float" office:value="10">
                <text:p>10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989">
                <text:p>99989</text:p>
              </table:table-cell>
              <table:table-cell office:value-type="float" office:value="11">
                <text:p>11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986">
                <text:p>99986</text:p>
              </table:table-cell>
              <table:table-cell office:value-type="float" office:value="14">
                <text:p>14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9985">
                <text:p>99985</text:p>
              </table:table-cell>
              <table:table-cell office:value-type="float" office:value="15">
                <text:p>15</text:p>
              </table:table-cell>
              <table:table-cell office:value-type="float" office:value="99999">
                <text:p>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981">
                <text:p>99981</text:p>
              </table:table-cell>
              <table:table-cell office:value-type="float" office:value="18">
                <text:p>18</text:p>
              </table:table-cell>
              <table:table-cell office:value-type="float" office:value="99999">
                <text:p>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977">
                <text:p>99977</text:p>
              </table:table-cell>
              <table:table-cell office:value-type="float" office:value="22">
                <text:p>22</text:p>
              </table:table-cell>
              <table:table-cell office:value-type="float" office:value="99999">
                <text:p>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969">
                <text:p>99969</text:p>
              </table:table-cell>
              <table:table-cell office:value-type="float" office:value="29">
                <text:p>29</text:p>
              </table:table-cell>
              <table:table-cell office:value-type="float" office:value="99998">
                <text:p>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9962">
                <text:p>99962</text:p>
              </table:table-cell>
              <table:table-cell office:value-type="float" office:value="36">
                <text:p>36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955">
                <text:p>99955</text:p>
              </table:table-cell>
              <table:table-cell office:value-type="float" office:value="43">
                <text:p>43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9945">
                <text:p>99945</text:p>
              </table:table-cell>
              <table:table-cell office:value-type="float" office:value="53">
                <text:p>53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934">
                <text:p>99934</text:p>
              </table:table-cell>
              <table:table-cell office:value-type="float" office:value="63">
                <text:p>63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9920">
                <text:p>99920</text:p>
              </table:table-cell>
              <table:table-cell office:value-type="float" office:value="75">
                <text:p>75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9894">
                <text:p>99894</text:p>
              </table:table-cell>
              <table:table-cell office:value-type="float" office:value="100">
                <text:p>100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871">
                <text:p>99871</text:p>
              </table:table-cell>
              <table:table-cell office:value-type="float" office:value="122">
                <text:p>122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852">
                <text:p>99852</text:p>
              </table:table-cell>
              <table:table-cell office:value-type="float" office:value="138">
                <text:p>138</text:p>
              </table:table-cell>
              <table:table-cell office:value-type="float" office:value="99997">
                <text:p>99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9824">
                <text:p>99824</text:p>
              </table:table-cell>
              <table:table-cell office:value-type="float" office:value="163">
                <text:p>163</text:p>
              </table:table-cell>
              <table:table-cell office:value-type="float" office:value="99996">
                <text:p>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785">
                <text:p>99785</text:p>
              </table:table-cell>
              <table:table-cell office:value-type="float" office:value="200">
                <text:p>200</text:p>
              </table:table-cell>
              <table:table-cell office:value-type="float" office:value="99996">
                <text:p>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727">
                <text:p>99727</text:p>
              </table:table-cell>
              <table:table-cell office:value-type="float" office:value="256">
                <text:p>256</text:p>
              </table:table-cell>
              <table:table-cell office:value-type="float" office:value="99996">
                <text:p>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9671">
                <text:p>99671</text:p>
              </table:table-cell>
              <table:table-cell office:value-type="float" office:value="309">
                <text:p>309</text:p>
              </table:table-cell>
              <table:table-cell office:value-type="float" office:value="99996">
                <text:p>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608">
                <text:p>99608</text:p>
              </table:table-cell>
              <table:table-cell office:value-type="float" office:value="365">
                <text:p>365</text:p>
              </table:table-cell>
              <table:table-cell office:value-type="float" office:value="99996">
                <text:p>999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518">
                <text:p>99518</text:p>
              </table:table-cell>
              <table:table-cell office:value-type="float" office:value="448">
                <text:p>448</text:p>
              </table:table-cell>
              <table:table-cell office:value-type="float" office:value="99995">
                <text:p>999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403">
                <text:p>99403</text:p>
              </table:table-cell>
              <table:table-cell office:value-type="float" office:value="553">
                <text:p>553</text:p>
              </table:table-cell>
              <table:table-cell office:value-type="float" office:value="99993">
                <text:p>999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9286">
                <text:p>99286</text:p>
              </table:table-cell>
              <table:table-cell office:value-type="float" office:value="663">
                <text:p>663</text:p>
              </table:table-cell>
              <table:table-cell office:value-type="float" office:value="99991">
                <text:p>99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9134">
                <text:p>99134</text:p>
              </table:table-cell>
              <table:table-cell office:value-type="float" office:value="804">
                <text:p>804</text:p>
              </table:table-cell>
              <table:table-cell office:value-type="float" office:value="99991">
                <text:p>99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8917">
                <text:p>98917</text:p>
              </table:table-cell>
              <table:table-cell office:value-type="float" office:value="1011">
                <text:p>1011</text:p>
              </table:table-cell>
              <table:table-cell office:value-type="float" office:value="99991">
                <text:p>999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8674">
                <text:p>98674</text:p>
              </table:table-cell>
              <table:table-cell office:value-type="float" office:value="1234">
                <text:p>1234</text:p>
              </table:table-cell>
              <table:table-cell office:value-type="float" office:value="99987">
                <text:p>99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8428">
                <text:p>98428</text:p>
              </table:table-cell>
              <table:table-cell office:value-type="float" office:value="1457">
                <text:p>1457</text:p>
              </table:table-cell>
              <table:table-cell office:value-type="float" office:value="99982">
                <text:p>99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8088">
                <text:p>98088</text:p>
              </table:table-cell>
              <table:table-cell office:value-type="float" office:value="1775">
                <text:p>1775</text:p>
              </table:table-cell>
              <table:table-cell office:value-type="float" office:value="99978">
                <text:p>999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7707">
                <text:p>97707</text:p>
              </table:table-cell>
              <table:table-cell office:value-type="float" office:value="2128">
                <text:p>2128</text:p>
              </table:table-cell>
              <table:table-cell office:value-type="float" office:value="99976">
                <text:p>999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7251">
                <text:p>97251</text:p>
              </table:table-cell>
              <table:table-cell office:value-type="float" office:value="2559">
                <text:p>2559</text:p>
              </table:table-cell>
              <table:table-cell office:value-type="float" office:value="99971">
                <text:p>9997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6635">
                <text:p>96635</text:p>
              </table:table-cell>
              <table:table-cell office:value-type="float" office:value="3122">
                <text:p>3122</text:p>
              </table:table-cell>
              <table:table-cell office:value-type="float" office:value="99968">
                <text:p>9996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5944">
                <text:p>95944</text:p>
              </table:table-cell>
              <table:table-cell office:value-type="float" office:value="3761">
                <text:p>3761</text:p>
              </table:table-cell>
              <table:table-cell office:value-type="float" office:value="99963">
                <text:p>999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5067">
                <text:p>95067</text:p>
              </table:table-cell>
              <table:table-cell office:value-type="float" office:value="4580">
                <text:p>4580</text:p>
              </table:table-cell>
              <table:table-cell office:value-type="float" office:value="99950">
                <text:p>999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079">
                <text:p>94079</text:p>
              </table:table-cell>
              <table:table-cell office:value-type="float" office:value="5487">
                <text:p>5487</text:p>
              </table:table-cell>
              <table:table-cell office:value-type="float" office:value="99945">
                <text:p>999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2952">
                <text:p>92952</text:p>
              </table:table-cell>
              <table:table-cell office:value-type="float" office:value="6512">
                <text:p>6512</text:p>
              </table:table-cell>
              <table:table-cell office:value-type="float" office:value="99931">
                <text:p>9993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1533">
                <text:p>91533</text:p>
              </table:table-cell>
              <table:table-cell office:value-type="float" office:value="7826">
                <text:p>7826</text:p>
              </table:table-cell>
              <table:table-cell office:value-type="float" office:value="99919">
                <text:p>999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0026">
                <text:p>90026</text:p>
              </table:table-cell>
              <table:table-cell office:value-type="float" office:value="9182">
                <text:p>9182</text:p>
              </table:table-cell>
              <table:table-cell office:value-type="float" office:value="99907">
                <text:p>999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8112">
                <text:p>88112</text:p>
              </table:table-cell>
              <table:table-cell office:value-type="float" office:value="10919">
                <text:p>10919</text:p>
              </table:table-cell>
              <table:table-cell office:value-type="float" office:value="99894">
                <text:p>9989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5993">
                <text:p>85993</text:p>
              </table:table-cell>
              <table:table-cell office:value-type="float" office:value="12802">
                <text:p>12802</text:p>
              </table:table-cell>
              <table:table-cell office:value-type="float" office:value="99882">
                <text:p>9988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417">
                <text:p>83417</text:p>
              </table:table-cell>
              <table:table-cell office:value-type="float" office:value="15138">
                <text:p>15138</text:p>
              </table:table-cell>
              <table:table-cell office:value-type="float" office:value="99857">
                <text:p>998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547">
                <text:p>80547</text:p>
              </table:table-cell>
              <table:table-cell office:value-type="float" office:value="17720">
                <text:p>17720</text:p>
              </table:table-cell>
              <table:table-cell office:value-type="float" office:value="99841">
                <text:p>998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7343">
                <text:p>77343</text:p>
              </table:table-cell>
              <table:table-cell office:value-type="float" office:value="20557">
                <text:p>20557</text:p>
              </table:table-cell>
              <table:table-cell office:value-type="float" office:value="99810">
                <text:p>998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3728">
                <text:p>73728</text:p>
              </table:table-cell>
              <table:table-cell office:value-type="float" office:value="23773">
                <text:p>23773</text:p>
              </table:table-cell>
              <table:table-cell office:value-type="float" office:value="99775">
                <text:p>9977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9780">
                <text:p>69780</text:p>
              </table:table-cell>
              <table:table-cell office:value-type="float" office:value="27155">
                <text:p>27155</text:p>
              </table:table-cell>
              <table:table-cell office:value-type="float" office:value="99741">
                <text:p>9974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5589">
                <text:p>65589</text:p>
              </table:table-cell>
              <table:table-cell office:value-type="float" office:value="30699">
                <text:p>30699</text:p>
              </table:table-cell>
              <table:table-cell office:value-type="float" office:value="99701">
                <text:p>9970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1207">
                <text:p>61207</text:p>
              </table:table-cell>
              <table:table-cell office:value-type="float" office:value="34290">
                <text:p>34290</text:p>
              </table:table-cell>
              <table:table-cell office:value-type="float" office:value="99644">
                <text:p>9964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535">
                <text:p>56535</text:p>
              </table:table-cell>
              <table:table-cell office:value-type="float" office:value="38062">
                <text:p>38062</text:p>
              </table:table-cell>
              <table:table-cell office:value-type="float" office:value="99606">
                <text:p>9960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1687">
                <text:p>51687</text:p>
              </table:table-cell>
              <table:table-cell office:value-type="float" office:value="41806">
                <text:p>41806</text:p>
              </table:table-cell>
              <table:table-cell office:value-type="float" office:value="99540">
                <text:p>995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6816">
                <text:p>46816</text:p>
              </table:table-cell>
              <table:table-cell office:value-type="float" office:value="45425">
                <text:p>45425</text:p>
              </table:table-cell>
              <table:table-cell office:value-type="float" office:value="99468">
                <text:p>9946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1960">
                <text:p>41960</text:p>
              </table:table-cell>
              <table:table-cell office:value-type="float" office:value="48809">
                <text:p>48809</text:p>
              </table:table-cell>
              <table:table-cell office:value-type="float" office:value="99362">
                <text:p>9936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7310">
                <text:p>37310</text:p>
              </table:table-cell>
              <table:table-cell office:value-type="float" office:value="51779">
                <text:p>51779</text:p>
              </table:table-cell>
              <table:table-cell office:value-type="float" office:value="99250">
                <text:p>9925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2986">
                <text:p>32986</text:p>
              </table:table-cell>
              <table:table-cell office:value-type="float" office:value="54091">
                <text:p>54091</text:p>
              </table:table-cell>
              <table:table-cell office:value-type="float" office:value="99136">
                <text:p>9913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922">
                <text:p>28922</text:p>
              </table:table-cell>
              <table:table-cell office:value-type="float" office:value="55790">
                <text:p>55790</text:p>
              </table:table-cell>
              <table:table-cell office:value-type="float" office:value="99010">
                <text:p>99010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4981">
                <text:p>24981</text:p>
              </table:table-cell>
              <table:table-cell office:value-type="float" office:value="57091">
                <text:p>57091</text:p>
              </table:table-cell>
              <table:table-cell office:value-type="float" office:value="98847">
                <text:p>98847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478">
                <text:p>21478</text:p>
              </table:table-cell>
              <table:table-cell office:value-type="float" office:value="57483">
                <text:p>57483</text:p>
              </table:table-cell>
              <table:table-cell office:value-type="float" office:value="98639">
                <text:p>98639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8404">
                <text:p>18404</text:p>
              </table:table-cell>
              <table:table-cell office:value-type="float" office:value="57164">
                <text:p>57164</text:p>
              </table:table-cell>
              <table:table-cell office:value-type="float" office:value="98405">
                <text:p>9840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5651">
                <text:p>15651</text:p>
              </table:table-cell>
              <table:table-cell office:value-type="float" office:value="56139">
                <text:p>56139</text:p>
              </table:table-cell>
              <table:table-cell office:value-type="float" office:value="98160">
                <text:p>98160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3240">
                <text:p>13240</text:p>
              </table:table-cell>
              <table:table-cell office:value-type="float" office:value="54362">
                <text:p>54362</text:p>
              </table:table-cell>
              <table:table-cell office:value-type="float" office:value="97863">
                <text:p>97863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070">
                <text:p>11070</text:p>
              </table:table-cell>
              <table:table-cell office:value-type="float" office:value="52357">
                <text:p>52357</text:p>
              </table:table-cell>
              <table:table-cell office:value-type="float" office:value="97477">
                <text:p>97477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291">
                <text:p>9291</text:p>
              </table:table-cell>
              <table:table-cell office:value-type="float" office:value="49634">
                <text:p>49634</text:p>
              </table:table-cell>
              <table:table-cell office:value-type="float" office:value="97067">
                <text:p>97067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756">
                <text:p>7756</text:p>
              </table:table-cell>
              <table:table-cell office:value-type="float" office:value="46321">
                <text:p>46321</text:p>
              </table:table-cell>
              <table:table-cell office:value-type="float" office:value="96540">
                <text:p>96540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490">
                <text:p>6490</text:p>
              </table:table-cell>
              <table:table-cell office:value-type="float" office:value="42818">
                <text:p>42818</text:p>
              </table:table-cell>
              <table:table-cell office:value-type="float" office:value="96001">
                <text:p>96001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399">
                <text:p>5399</text:p>
              </table:table-cell>
              <table:table-cell office:value-type="float" office:value="38963">
                <text:p>38963</text:p>
              </table:table-cell>
              <table:table-cell office:value-type="float" office:value="95382">
                <text:p>95382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4466">
                <text:p>4466</text:p>
              </table:table-cell>
              <table:table-cell office:value-type="float" office:value="35128">
                <text:p>35128</text:p>
              </table:table-cell>
              <table:table-cell office:value-type="float" office:value="94673">
                <text:p>94673</text:p>
              </table:table-cell>
              <table:table-cell office:value-type="float" office:value="4637">
                <text:p>4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743">
                <text:p>3743</text:p>
              </table:table-cell>
              <table:table-cell office:value-type="float" office:value="31362">
                <text:p>31362</text:p>
              </table:table-cell>
              <table:table-cell office:value-type="float" office:value="93845">
                <text:p>93845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096">
                <text:p>3096</text:p>
              </table:table-cell>
              <table:table-cell office:value-type="float" office:value="27773">
                <text:p>27773</text:p>
              </table:table-cell>
              <table:table-cell office:value-type="float" office:value="92909">
                <text:p>92909</text:p>
              </table:table-cell>
              <table:table-cell office:value-type="float" office:value="6167">
                <text:p>6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566">
                <text:p>2566</text:p>
              </table:table-cell>
              <table:table-cell office:value-type="float" office:value="24372">
                <text:p>24372</text:p>
              </table:table-cell>
              <table:table-cell office:value-type="float" office:value="91804">
                <text:p>91804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18">
                <text:p>2118</text:p>
              </table:table-cell>
              <table:table-cell office:value-type="float" office:value="21098">
                <text:p>21098</text:p>
              </table:table-cell>
              <table:table-cell office:value-type="float" office:value="90598">
                <text:p>90598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760">
                <text:p>1760</text:p>
              </table:table-cell>
              <table:table-cell office:value-type="float" office:value="18178">
                <text:p>18178</text:p>
              </table:table-cell>
              <table:table-cell office:value-type="float" office:value="89206">
                <text:p>89206</text:p>
              </table:table-cell>
              <table:table-cell office:value-type="float" office:value="9322">
                <text:p>9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420">
                <text:p>1420</text:p>
              </table:table-cell>
              <table:table-cell office:value-type="float" office:value="15626">
                <text:p>15626</text:p>
              </table:table-cell>
              <table:table-cell office:value-type="float" office:value="87588">
                <text:p>87588</text:p>
              </table:table-cell>
              <table:table-cell office:value-type="float" office:value="10698">
                <text:p>10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82">
                <text:p>1182</text:p>
              </table:table-cell>
              <table:table-cell office:value-type="float" office:value="13263">
                <text:p>13263</text:p>
              </table:table-cell>
              <table:table-cell office:value-type="float" office:value="85873">
                <text:p>85873</text:p>
              </table:table-cell>
              <table:table-cell office:value-type="float" office:value="12146">
                <text:p>121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75">
                <text:p>975</text:p>
              </table:table-cell>
              <table:table-cell office:value-type="float" office:value="11195">
                <text:p>11195</text:p>
              </table:table-cell>
              <table:table-cell office:value-type="float" office:value="83897">
                <text:p>83897</text:p>
              </table:table-cell>
              <table:table-cell office:value-type="float" office:value="13764">
                <text:p>13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17">
                <text:p>817</text:p>
              </table:table-cell>
              <table:table-cell office:value-type="float" office:value="9333">
                <text:p>9333</text:p>
              </table:table-cell>
              <table:table-cell office:value-type="float" office:value="81717">
                <text:p>81717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668">
                <text:p>668</text:p>
              </table:table-cell>
              <table:table-cell office:value-type="float" office:value="7849">
                <text:p>7849</text:p>
              </table:table-cell>
              <table:table-cell office:value-type="float" office:value="79271">
                <text:p>79271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557">
                <text:p>557</text:p>
              </table:table-cell>
              <table:table-cell office:value-type="float" office:value="6544">
                <text:p>6544</text:p>
              </table:table-cell>
              <table:table-cell office:value-type="float" office:value="76631">
                <text:p>76631</text:p>
              </table:table-cell>
              <table:table-cell office:value-type="float" office:value="19628">
                <text:p>196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56">
                <text:p>456</text:p>
              </table:table-cell>
              <table:table-cell office:value-type="float" office:value="5479">
                <text:p>5479</text:p>
              </table:table-cell>
              <table:table-cell office:value-type="float" office:value="73774">
                <text:p>73774</text:p>
              </table:table-cell>
              <table:table-cell office:value-type="float" office:value="21933">
                <text:p>21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62">
                <text:p>362</text:p>
              </table:table-cell>
              <table:table-cell office:value-type="float" office:value="4551">
                <text:p>4551</text:p>
              </table:table-cell>
              <table:table-cell office:value-type="float" office:value="70696">
                <text:p>70696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96">
                <text:p>296</text:p>
              </table:table-cell>
              <table:table-cell office:value-type="float" office:value="3800">
                <text:p>3800</text:p>
              </table:table-cell>
              <table:table-cell office:value-type="float" office:value="67351">
                <text:p>67351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42">
                <text:p>242</text:p>
              </table:table-cell>
              <table:table-cell office:value-type="float" office:value="3180">
                <text:p>3180</text:p>
              </table:table-cell>
              <table:table-cell office:value-type="float" office:value="63874">
                <text:p>63874</text:p>
              </table:table-cell>
              <table:table-cell office:value-type="float" office:value="29534">
                <text:p>295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91">
                <text:p>191</text:p>
              </table:table-cell>
              <table:table-cell office:value-type="float" office:value="2614">
                <text:p>2614</text:p>
              </table:table-cell>
              <table:table-cell office:value-type="float" office:value="60224">
                <text:p>60224</text:p>
              </table:table-cell>
              <table:table-cell office:value-type="float" office:value="32127">
                <text:p>32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5">
                <text:p>155</text:p>
              </table:table-cell>
              <table:table-cell office:value-type="float" office:value="2191">
                <text:p>2191</text:p>
              </table:table-cell>
              <table:table-cell office:value-type="float" office:value="56366">
                <text:p>56366</text:p>
              </table:table-cell>
              <table:table-cell office:value-type="float" office:value="34848">
                <text:p>34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6">
                <text:p>126</text:p>
              </table:table-cell>
              <table:table-cell office:value-type="float" office:value="1817">
                <text:p>1817</text:p>
              </table:table-cell>
              <table:table-cell office:value-type="float" office:value="52468">
                <text:p>52468</text:p>
              </table:table-cell>
              <table:table-cell office:value-type="float" office:value="37470">
                <text:p>374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4">
                <text:p>104</text:p>
              </table:table-cell>
              <table:table-cell office:value-type="float" office:value="1489">
                <text:p>1489</text:p>
              </table:table-cell>
              <table:table-cell office:value-type="float" office:value="48572">
                <text:p>48572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1217">
                <text:p>1217</text:p>
              </table:table-cell>
              <table:table-cell office:value-type="float" office:value="44712">
                <text:p>44712</text:p>
              </table:table-cell>
              <table:table-cell office:value-type="float" office:value="42056">
                <text:p>420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  <table:table-cell office:value-type="float" office:value="1006">
                <text:p>1006</text:p>
              </table:table-cell>
              <table:table-cell office:value-type="float" office:value="40869">
                <text:p>40869</text:p>
              </table:table-cell>
              <table:table-cell office:value-type="float" office:value="44068">
                <text:p>440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55">
                <text:p>55</text:p>
              </table:table-cell>
              <table:table-cell office:value-type="float" office:value="840">
                <text:p>840</text:p>
              </table:table-cell>
              <table:table-cell office:value-type="float" office:value="37035">
                <text:p>37035</text:p>
              </table:table-cell>
              <table:table-cell office:value-type="float" office:value="45789">
                <text:p>45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8">
                <text:p>38</text:p>
              </table:table-cell>
              <table:table-cell office:value-type="float" office:value="701">
                <text:p>701</text:p>
              </table:table-cell>
              <table:table-cell office:value-type="float" office:value="33432">
                <text:p>33432</text:p>
              </table:table-cell>
              <table:table-cell office:value-type="float" office:value="47077">
                <text:p>470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582">
                <text:p>582</text:p>
              </table:table-cell>
              <table:table-cell office:value-type="float" office:value="29947">
                <text:p>29947</text:p>
              </table:table-cell>
              <table:table-cell office:value-type="float" office:value="48069">
                <text:p>480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471">
                <text:p>471</text:p>
              </table:table-cell>
              <table:table-cell office:value-type="float" office:value="26700">
                <text:p>26700</text:p>
              </table:table-cell>
              <table:table-cell office:value-type="float" office:value="48561">
                <text:p>485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3">
                <text:p>23</text:p>
              </table:table-cell>
              <table:table-cell office:value-type="float" office:value="382">
                <text:p>382</text:p>
              </table:table-cell>
              <table:table-cell office:value-type="float" office:value="23840">
                <text:p>23840</text:p>
              </table:table-cell>
              <table:table-cell office:value-type="float" office:value="48420">
                <text:p>484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21168">
                <text:p>21168</text:p>
              </table:table-cell>
              <table:table-cell office:value-type="float" office:value="47863">
                <text:p>478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257">
                <text:p>257</text:p>
              </table:table-cell>
              <table:table-cell office:value-type="float" office:value="18673">
                <text:p>18673</text:p>
              </table:table-cell>
              <table:table-cell office:value-type="float" office:value="46924">
                <text:p>46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16494">
                <text:p>16494</text:p>
              </table:table-cell>
              <table:table-cell office:value-type="float" office:value="45601">
                <text:p>45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62">
                <text:p>162</text:p>
              </table:table-cell>
              <table:table-cell office:value-type="float" office:value="14449">
                <text:p>14449</text:p>
              </table:table-cell>
              <table:table-cell office:value-type="float" office:value="43873">
                <text:p>438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706">
                <text:p>12706</text:p>
              </table:table-cell>
              <table:table-cell office:value-type="float" office:value="41732">
                <text:p>41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11115">
                <text:p>11115</text:p>
              </table:table-cell>
              <table:table-cell office:value-type="float" office:value="39422">
                <text:p>394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85">
                <text:p>85</text:p>
              </table:table-cell>
              <table:table-cell office:value-type="float" office:value="9729">
                <text:p>9729</text:p>
              </table:table-cell>
              <table:table-cell office:value-type="float" office:value="36889">
                <text:p>36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8465">
                <text:p>8465</text:p>
              </table:table-cell>
              <table:table-cell office:value-type="float" office:value="34282">
                <text:p>34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  <table:table-cell office:value-type="float" office:value="7317">
                <text:p>7317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6302">
                <text:p>6302</text:p>
              </table:table-cell>
              <table:table-cell office:value-type="float" office:value="28854">
                <text:p>288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5430">
                <text:p>5430</text:p>
              </table:table-cell>
              <table:table-cell office:value-type="float" office:value="26249">
                <text:p>262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688">
                <text:p>4688</text:p>
              </table:table-cell>
              <table:table-cell office:value-type="float" office:value="23634">
                <text:p>23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4026">
                <text:p>4026</text:p>
              </table:table-cell>
              <table:table-cell office:value-type="float" office:value="21221">
                <text:p>21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3432">
                <text:p>3432</text:p>
              </table:table-cell>
              <table:table-cell office:value-type="float" office:value="19075">
                <text:p>190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957">
                <text:p>2957</text:p>
              </table:table-cell>
              <table:table-cell office:value-type="float" office:value="16919">
                <text:p>169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545">
                <text:p>2545</text:p>
              </table:table-cell>
              <table:table-cell office:value-type="float" office:value="14993">
                <text:p>14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166">
                <text:p>2166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895">
                <text:p>1895</text:p>
              </table:table-cell>
              <table:table-cell office:value-type="float" office:value="11663">
                <text:p>11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635">
                <text:p>1635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15">
                <text:p>1415</text:p>
              </table:table-cell>
              <table:table-cell office:value-type="float" office:value="8984">
                <text:p>89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09">
                <text:p>1209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31">
                <text:p>1031</text:p>
              </table:table-cell>
              <table:table-cell office:value-type="float" office:value="6859">
                <text:p>68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81">
                <text:p>881</text:p>
              </table:table-cell>
              <table:table-cell office:value-type="float" office:value="5891">
                <text:p>5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55">
                <text:p>755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51">
                <text:p>651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61">
                <text:p>56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81">
                <text:p>4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15">
                <text:p>415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60">
                <text:p>360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7">
                <text:p>307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2">
                <text:p>212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2">
                <text:p>14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